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6791in"/>
    </style:style>
    <style:style style:name="co10" style:family="table-column">
      <style:table-column-properties fo:break-before="auto" style:column-width="0.7665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3.4217in"/>
    </style:style>
    <style:style style:name="co14" style:family="table-column">
      <style:table-column-properties fo:break-before="auto" style:column-width="1.01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verview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1">
          <table:table-cell office:value-type="date" office:date-value="2018-09-14">
            <text:p>2018-09-14</text:p>
          </table:table-cell>
          <table:table-cell office:value-type="string">
            <text:p>先拿到器件，确定封装</text:p>
          </table:table-cell>
          <table:table-cell table:formula="of:=['180914'.I1]" office:value-type="float" office:value="62.9725">
            <text:p>62.9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打样PCB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0914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  <table:table-cell table:formula="of:=SUM([.I3:.I1048576])" office:value-type="float" office:value="62.9725">
            <text:p>62.97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Comments</text:p>
          </table:table-cell>
          <table:table-cell office:value-type="string">
            <text:p>Quantity</text:p>
            <text:p><text:s/>/ PCB</text:p>
          </table:table-cell>
          <table:table-cell office:value-type="string">
            <text:p>Quantity </text:p>
            <text:p>Of PCBs</text:p>
          </table:table-cell>
          <table:table-cell office:value-type="string">
            <text:p>Required</text:p>
            <text:p>Quantity</text:p>
          </table:table-cell>
          <table:table-cell office:value-type="string">
            <text:p>Purchase </text:p>
            <text:p>Quantity</text:p>
          </table:table-cell>
          <table:table-cell office:value-type="string">
            <text:p>Price</text:p>
          </table:table-cell>
          <table:table-cell office:value-type="string">
            <text:p>Postage</text:p>
          </table:table-cell>
          <table:table-cell office:value-type="string">
            <text:p>Total</text:p>
          </table:table-cell>
          <table:table-cell office:value-type="string">
            <text:p>Link</text:p>
          </table:table-cell>
          <table:table-cell office:value-type="string">
            <text:p>Order Info</text:p>
          </table:table-cell>
        </table:table-row>
        <table:table-row table:style-name="ro2">
          <table:table-cell office:value-type="string">
            <text:p>玻璃保险管</text:p>
          </table:table-cell>
          <table:table-cell office:value-type="string">
            <text:p>5x20, 5A, 250V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3]*[.C3]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4536">
            <text:p>0.45</text:p>
          </table:table-cell>
          <table:table-cell office:value-type="float" office:value="0">
            <text:p>0</text:p>
          </table:table-cell>
          <table:table-cell table:formula="of:=[.F3]*[.G3]+[.H3]" office:value-type="float" office:value="4.536">
            <text:p>4.54</text:p>
          </table:table-cell>
          <table:table-cell office:value-type="string">
            <text:p><text:a xlink:href="https://item.szlcsc.com/3509.html">https://item.szlcsc.com/3509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保险丝座端子</text:p>
          </table:table-cell>
          <table:table-cell office:value-type="string">
            <text:p>5x20, 10A, 250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D4]*[.C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915">
            <text:p>0.09</text:p>
          </table:table-cell>
          <table:table-cell office:value-type="float" office:value="0">
            <text:p>0</text:p>
          </table:table-cell>
          <table:table-cell table:formula="of:=[.F4]*[.G4]+[.H4]" office:value-type="float" office:value="0">
            <text:p>0</text:p>
          </table:table-cell>
          <table:table-cell office:value-type="string">
            <text:p><text:a xlink:href="https://item.szlcsc.com/3519.html">https://item.szlcsc.com/3519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保险丝座子</text:p>
          </table:table-cell>
          <table:table-cell office:value-type="string">
            <text:p>5x20, 6A, 250V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5]*[.C5]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table:formula="of:=[.F5]*[.G5]+[.H5]" office:value-type="float" office:value="10.1">
            <text:p>10.1</text:p>
          </table:table-cell>
          <table:table-cell office:value-type="string">
            <text:p><text:a xlink:href="https://item.szlcsc.com/59104.html">https://item.szlcsc.com/59104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接插件座子</text:p>
          </table:table-cell>
          <table:table-cell office:value-type="string">
            <text:p>1x6, XH, 卧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6]*[.C6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.598">
            <text:p>0.6</text:p>
          </table:table-cell>
          <table:table-cell office:value-type="float" office:value="0">
            <text:p>0</text:p>
          </table:table-cell>
          <table:table-cell table:formula="of:=[.F6]*[.G6]+[.H6]" office:value-type="float" office:value="2.99">
            <text:p>2.99</text:p>
          </table:table-cell>
          <table:table-cell office:value-type="string">
            <text:p><text:a xlink:href="https://item.szlcsc.com/157454.html">https://item.szlcsc.com/157454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接插件头子</text:p>
          </table:table-cell>
          <table:table-cell office:value-type="string">
            <text:p>1x6, XH-6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7]*[.C7]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.048">
            <text:p>0.05</text:p>
          </table:table-cell>
          <table:table-cell office:value-type="float" office:value="0">
            <text:p>0</text:p>
          </table:table-cell>
          <table:table-cell table:formula="of:=[.F7]*[.G7]+[.H7]" office:value-type="float" office:value="2.4">
            <text:p>2.4</text:p>
          </table:table-cell>
          <table:table-cell office:value-type="string">
            <text:p><text:a xlink:href="https://item.szlcsc.com/10932.html">https://item.szlcsc.com/10932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接插件座子</text:p>
          </table:table-cell>
          <table:table-cell office:value-type="string">
            <text:p>1x7, XH, 卧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8]*[.C8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.4899">
            <text:p>0.49</text:p>
          </table:table-cell>
          <table:table-cell office:value-type="float" office:value="0">
            <text:p>0</text:p>
          </table:table-cell>
          <table:table-cell table:formula="of:=[.F8]*[.G8]+[.H8]" office:value-type="float" office:value="2.4495">
            <text:p>2.45</text:p>
          </table:table-cell>
          <table:table-cell office:value-type="string">
            <text:p><text:a xlink:href="https://item.szlcsc.com/157455.html">https://item.szlcsc.com/157455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接插件头子</text:p>
          </table:table-cell>
          <table:table-cell office:value-type="string">
            <text:p>1x7, XH-7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9]*[.C9]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.058">
            <text:p>0.06</text:p>
          </table:table-cell>
          <table:table-cell office:value-type="float" office:value="0">
            <text:p>0</text:p>
          </table:table-cell>
          <table:table-cell table:formula="of:=[.F9]*[.G9]+[.H9]" office:value-type="float" office:value="2.9">
            <text:p>2.9</text:p>
          </table:table-cell>
          <table:table-cell office:value-type="string">
            <text:p><text:a xlink:href="https://item.szlcsc.com/17590.html">https://item.szlcsc.com/17590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自恢复保险丝</text:p>
          </table:table-cell>
          <table:table-cell office:value-type="string">
            <text:p>30V, 200mA, 18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D10]*[.C10]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0.2399">
            <text:p>0.24</text:p>
          </table:table-cell>
          <table:table-cell office:value-type="float" office:value="0">
            <text:p>0</text:p>
          </table:table-cell>
          <table:table-cell table:formula="of:=[.F10]*[.G10]+[.H10]" office:value-type="float" office:value="7.197">
            <text:p>7.2</text:p>
          </table:table-cell>
          <table:table-cell office:value-type="string">
            <text:p><text:a xlink:href="https://item.szlcsc.com/253445.html">https://item.szlcsc.com/253445.html</text:a></text:p>
          </table:table-cell>
          <table:table-cell office:value-type="string">
            <text:p>SO180914009</text:p>
          </table:table-cell>
        </table:table-row>
        <table:table-row table:style-name="ro2">
          <table:table-cell office:value-type="string">
            <text:p>焊接端子</text:p>
          </table:table-cell>
          <table:table-cell office:value-type="string">
            <text:p>PCB-14C, M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1]*[.C11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.21">
            <text:p>0.21</text:p>
          </table:table-cell>
          <table:table-cell office:value-type="float" office:value="9">
            <text:p>9</text:p>
          </table:table-cell>
          <table:table-cell table:formula="of:=[.F11]*[.G11]+[.H11]" office:value-type="float" office:value="11.1">
            <text:p>11.1</text:p>
          </table:table-cell>
          <table:table-cell office:value-type="string">
            <text:p><text:a xlink:href="https://item.taobao.com/item.htm?id=573139869081">https://item.taobao.com/item.htm?id=573139869081</text:a></text:p>
          </table:table-cell>
          <table:table-cell/>
        </table:table-row>
        <table:table-row table:style-name="ro2">
          <table:table-cell office:value-type="string">
            <text:p>电池盒</text:p>
          </table:table-cell>
          <table:table-cell office:value-type="string">
            <text:p>3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2]*[.C12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office:value-type="float" office:value="7">
            <text:p>7</text:p>
          </table:table-cell>
          <table:table-cell table:formula="of:=[.F12]*[.G12]+[.H12]" office:value-type="float" office:value="11.1">
            <text:p>11.1</text:p>
          </table:table-cell>
          <table:table-cell office:value-type="string">
            <text:p><text:a xlink:href="https://item.taobao.com/item.htm?id=538845745468">https://item.taobao.com/item.htm?id=538845745468</text:a></text:p>
          </table:table-cell>
          <table:table-cell/>
        </table:table-row>
        <table:table-row table:style-name="ro2">
          <table:table-cell office:value-type="string">
            <text:p>电池盒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table:formula="of:=[.F13]*[.G13]+[.H13]" office:value-type="float" office:value="8.2">
            <text:p>8.2</text:p>
          </table:table-cell>
          <table:table-cell office:value-type="string">
            <text:p><text:a xlink:href="https://item.taobao.com/item.htm?id=545337512389">https://item.taobao.com/item.htm?id=545337512389</text:a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9/14/2018</text:date>, <text:time>01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30S</meta:editing-duration>
    <meta:editing-cycles>71</meta:editing-cycles>
    <meta:generator>OpenOffice/4.1.5$Win32 OpenOffice.org_project/415m1$Build-9789</meta:generator>
    <dc:date>2018-09-14T01:41:41.21</dc:date>
    <dc:creator>Yu Tao</dc:creator>
    <meta:document-statistic meta:table-count="2" meta:cell-count="136" meta:object-count="0"/>
    <meta:user-defined meta:name="Info 1"/>
    <meta:user-defined meta:name="Info 2"/>
    <meta:user-defined meta:name="Info 3"/>
    <meta:user-defined meta:name="Info 4"/>
  </office:meta>
</office:document-meta>
</file>